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bevel" draw:fill="solid" draw:fill-color="#cfcfcf"/>
    </style:style>
    <style:style style:name="gr2" style:family="graphic" style:parent-style-name="standard">
      <style:graphic-properties draw:stroke="solid" svg:stroke-width="0.035cm" svg:stroke-color="#000000" draw:stroke-linejoin="bevel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stroke-linejoin="bevel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ff00" draw:stroke-linejoin="bevel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stroke-linejoin="bevel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ff00" draw:stroke-linejoin="bevel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1.342cm"/>
    </style:style>
    <style:style style:name="gr1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line-height="100%" fo:text-align="center"/>
      <style:text-properties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'Courier 10 Pitch'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DejaVu Sans Mono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55.773cm" svg:height="27.763cm" svg:x="0cm" svg:y="0cm" svg:viewBox="0 0 55774 27764" draw:points="0,0 55774,0 55774,27764 0,27764 0,0">
          <text:p/>
        </draw:polyline>
        <draw:polyline draw:style-name="gr2" draw:layer="layout" svg:width="1.719cm" svg:height="1.719cm" svg:x="2.903cm" svg:y="2.348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3.163cm" svg:y="2.608cm" svg:viewBox="0 0 1200 1200" draw:points="1200,600 1154,371 1024,176 830,46 600,0 370,46 176,176 46,371 0,600 46,829 176,1024 370,1154 600,1200 830,1154 1024,1024 1154,829 1200,600">
          <text:p/>
        </draw:polyline>
        <draw:line draw:style-name="gr2" draw:layer="layout" svg:x1="3.227cm" svg:y1="2.951cm" svg:x2="3.507cm" svg:y2="2.671cm">
          <text:p/>
        </draw:line>
        <draw:line draw:style-name="gr2" draw:layer="layout" svg:x1="3.176cm" svg:y1="3.143cm" svg:x2="3.699cm" svg:y2="2.62cm">
          <text:p/>
        </draw:line>
        <draw:line draw:style-name="gr2" draw:layer="layout" svg:x1="3.178cm" svg:y1="3.282cm" svg:x2="3.838cm" svg:y2="2.622cm">
          <text:p/>
        </draw:line>
        <draw:line draw:style-name="gr2" draw:layer="layout" svg:x1="3.202cm" svg:y1="3.401cm" svg:x2="3.957cm" svg:y2="2.646cm">
          <text:p/>
        </draw:line>
        <draw:line draw:style-name="gr2" draw:layer="layout" svg:x1="3.248cm" svg:y1="3.495cm" svg:x2="4.051cm" svg:y2="2.692cm">
          <text:p/>
        </draw:line>
        <draw:line draw:style-name="gr2" draw:layer="layout" svg:x1="3.305cm" svg:y1="3.58cm" svg:x2="4.136cm" svg:y2="2.749cm">
          <text:p/>
        </draw:line>
        <draw:line draw:style-name="gr2" draw:layer="layout" svg:x1="3.372cm" svg:y1="3.654cm" svg:x2="4.21cm" svg:y2="2.816cm">
          <text:p/>
        </draw:line>
        <draw:line draw:style-name="gr2" draw:layer="layout" svg:x1="3.457cm" svg:y1="3.711cm" svg:x2="4.267cm" svg:y2="2.901cm">
          <text:p/>
        </draw:line>
        <draw:line draw:style-name="gr2" draw:layer="layout" svg:x1="3.545cm" svg:y1="3.764cm" svg:x2="4.32cm" svg:y2="2.989cm">
          <text:p/>
        </draw:line>
        <draw:line draw:style-name="gr2" draw:layer="layout" svg:x1="3.663cm" svg:y1="3.787cm" svg:x2="4.343cm" svg:y2="3.107cm">
          <text:p/>
        </draw:line>
        <draw:line draw:style-name="gr2" draw:layer="layout" svg:x1="3.79cm" svg:y1="3.802cm" svg:x2="4.358cm" svg:y2="3.234cm">
          <text:p/>
        </draw:line>
        <draw:line draw:style-name="gr2" draw:layer="layout" svg:x1="3.966cm" svg:y1="3.767cm" svg:x2="4.322cm" svg:y2="3.411cm">
          <text:p/>
        </draw:line>
        <draw:polyline draw:style-name="gr2" draw:layer="layout" svg:width="1.719cm" svg:height="1.719cm" svg:x="6.928cm" svg:y="2.348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7.188cm" svg:y="2.608cm" svg:viewBox="0 0 1200 1200" draw:points="1200,600 1154,371 1024,176 829,46 600,0 370,46 176,176 46,371 0,600 46,829 176,1024 370,1154 600,1200 829,1154 1024,1024 1154,829 1200,600">
          <text:p/>
        </draw:polyline>
        <draw:line draw:style-name="gr2" draw:layer="layout" svg:x1="7.252cm" svg:y1="2.951cm" svg:x2="7.532cm" svg:y2="2.671cm">
          <text:p/>
        </draw:line>
        <draw:line draw:style-name="gr2" draw:layer="layout" svg:x1="7.201cm" svg:y1="3.143cm" svg:x2="7.724cm" svg:y2="2.62cm">
          <text:p/>
        </draw:line>
        <draw:line draw:style-name="gr2" draw:layer="layout" svg:x1="7.203cm" svg:y1="3.282cm" svg:x2="7.863cm" svg:y2="2.622cm">
          <text:p/>
        </draw:line>
        <draw:line draw:style-name="gr2" draw:layer="layout" svg:x1="7.227cm" svg:y1="3.401cm" svg:x2="7.982cm" svg:y2="2.646cm">
          <text:p/>
        </draw:line>
        <draw:line draw:style-name="gr2" draw:layer="layout" svg:x1="7.273cm" svg:y1="3.495cm" svg:x2="8.076cm" svg:y2="2.692cm">
          <text:p/>
        </draw:line>
        <draw:line draw:style-name="gr2" draw:layer="layout" svg:x1="7.33cm" svg:y1="3.58cm" svg:x2="8.161cm" svg:y2="2.749cm">
          <text:p/>
        </draw:line>
        <draw:line draw:style-name="gr2" draw:layer="layout" svg:x1="7.398cm" svg:y1="3.654cm" svg:x2="8.236cm" svg:y2="2.816cm">
          <text:p/>
        </draw:line>
        <draw:line draw:style-name="gr2" draw:layer="layout" svg:x1="7.482cm" svg:y1="3.711cm" svg:x2="8.292cm" svg:y2="2.901cm">
          <text:p/>
        </draw:line>
        <draw:line draw:style-name="gr2" draw:layer="layout" svg:x1="7.57cm" svg:y1="3.764cm" svg:x2="8.345cm" svg:y2="2.989cm">
          <text:p/>
        </draw:line>
        <draw:line draw:style-name="gr2" draw:layer="layout" svg:x1="7.688cm" svg:y1="3.787cm" svg:x2="8.368cm" svg:y2="3.107cm">
          <text:p/>
        </draw:line>
        <draw:line draw:style-name="gr2" draw:layer="layout" svg:x1="7.815cm" svg:y1="3.802cm" svg:x2="8.383cm" svg:y2="3.234cm">
          <text:p/>
        </draw:line>
        <draw:line draw:style-name="gr2" draw:layer="layout" svg:x1="7.992cm" svg:y1="3.767cm" svg:x2="8.348cm" svg:y2="3.411cm">
          <text:p/>
        </draw:line>
        <draw:polyline draw:style-name="gr2" draw:layer="layout" svg:width="1.719cm" svg:height="1.719cm" svg:x="10.953cm" svg:y="2.348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1.214cm" svg:y="2.608cm" svg:viewBox="0 0 1200 1200" draw:points="1200,600 1154,371 1024,176 830,46 600,0 370,46 176,176 46,371 0,600 46,829 176,1024 370,1154 600,1200 830,1154 1024,1024 1154,829 1200,600">
          <text:p/>
        </draw:polyline>
        <draw:line draw:style-name="gr3" draw:layer="layout" svg:x1="11.277cm" svg:y1="2.951cm" svg:x2="11.557cm" svg:y2="2.671cm">
          <text:p/>
        </draw:line>
        <draw:line draw:style-name="gr3" draw:layer="layout" svg:x1="11.226cm" svg:y1="3.143cm" svg:x2="11.749cm" svg:y2="2.62cm">
          <text:p/>
        </draw:line>
        <draw:line draw:style-name="gr3" draw:layer="layout" svg:x1="11.228cm" svg:y1="3.282cm" svg:x2="11.888cm" svg:y2="2.622cm">
          <text:p/>
        </draw:line>
        <draw:line draw:style-name="gr3" draw:layer="layout" svg:x1="11.252cm" svg:y1="3.401cm" svg:x2="12.007cm" svg:y2="2.646cm">
          <text:p/>
        </draw:line>
        <draw:line draw:style-name="gr3" draw:layer="layout" svg:x1="11.298cm" svg:y1="3.495cm" svg:x2="12.101cm" svg:y2="2.692cm">
          <text:p/>
        </draw:line>
        <draw:line draw:style-name="gr3" draw:layer="layout" svg:x1="11.355cm" svg:y1="3.58cm" svg:x2="12.186cm" svg:y2="2.749cm">
          <text:p/>
        </draw:line>
        <draw:line draw:style-name="gr3" draw:layer="layout" svg:x1="11.422cm" svg:y1="3.654cm" svg:x2="12.26cm" svg:y2="2.816cm">
          <text:p/>
        </draw:line>
        <draw:line draw:style-name="gr3" draw:layer="layout" svg:x1="11.507cm" svg:y1="3.711cm" svg:x2="12.317cm" svg:y2="2.901cm">
          <text:p/>
        </draw:line>
        <draw:line draw:style-name="gr3" draw:layer="layout" svg:x1="11.595cm" svg:y1="3.764cm" svg:x2="12.37cm" svg:y2="2.989cm">
          <text:p/>
        </draw:line>
        <draw:line draw:style-name="gr3" draw:layer="layout" svg:x1="11.713cm" svg:y1="3.787cm" svg:x2="12.393cm" svg:y2="3.107cm">
          <text:p/>
        </draw:line>
        <draw:line draw:style-name="gr3" draw:layer="layout" svg:x1="11.84cm" svg:y1="3.802cm" svg:x2="12.408cm" svg:y2="3.234cm">
          <text:p/>
        </draw:line>
        <draw:line draw:style-name="gr3" draw:layer="layout" svg:x1="12.016cm" svg:y1="3.767cm" svg:x2="12.372cm" svg:y2="3.411cm">
          <text:p/>
        </draw:line>
        <draw:polyline draw:style-name="gr2" draw:layer="layout" svg:width="1.719cm" svg:height="1.719cm" svg:x="2.903cm" svg:y="5.197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3.163cm" svg:y="5.457cm" svg:viewBox="0 0 1200 1200" draw:points="1200,600 1154,371 1024,176 830,45 600,0 370,45 176,176 46,371 0,600 46,829 176,1024 370,1154 600,1200 830,1154 1024,1024 1154,829 1200,600">
          <text:p/>
        </draw:polyline>
        <draw:line draw:style-name="gr2" draw:layer="layout" svg:x1="3.227cm" svg:y1="5.801cm" svg:x2="3.507cm" svg:y2="5.521cm">
          <text:p/>
        </draw:line>
        <draw:line draw:style-name="gr2" draw:layer="layout" svg:x1="3.176cm" svg:y1="5.993cm" svg:x2="3.699cm" svg:y2="5.47cm">
          <text:p/>
        </draw:line>
        <draw:line draw:style-name="gr2" draw:layer="layout" svg:x1="3.178cm" svg:y1="6.132cm" svg:x2="3.838cm" svg:y2="5.472cm">
          <text:p/>
        </draw:line>
        <draw:line draw:style-name="gr2" draw:layer="layout" svg:x1="3.202cm" svg:y1="6.251cm" svg:x2="3.957cm" svg:y2="5.496cm">
          <text:p/>
        </draw:line>
        <draw:line draw:style-name="gr2" draw:layer="layout" svg:x1="3.248cm" svg:y1="6.345cm" svg:x2="4.051cm" svg:y2="5.542cm">
          <text:p/>
        </draw:line>
        <draw:line draw:style-name="gr2" draw:layer="layout" svg:x1="3.305cm" svg:y1="6.43cm" svg:x2="4.136cm" svg:y2="5.599cm">
          <text:p/>
        </draw:line>
        <draw:line draw:style-name="gr2" draw:layer="layout" svg:x1="3.372cm" svg:y1="6.505cm" svg:x2="4.21cm" svg:y2="5.667cm">
          <text:p/>
        </draw:line>
        <draw:line draw:style-name="gr2" draw:layer="layout" svg:x1="3.457cm" svg:y1="6.561cm" svg:x2="4.267cm" svg:y2="5.751cm">
          <text:p/>
        </draw:line>
        <draw:line draw:style-name="gr2" draw:layer="layout" svg:x1="3.545cm" svg:y1="6.614cm" svg:x2="4.32cm" svg:y2="5.839cm">
          <text:p/>
        </draw:line>
        <draw:line draw:style-name="gr2" draw:layer="layout" svg:x1="3.663cm" svg:y1="6.637cm" svg:x2="4.343cm" svg:y2="5.957cm">
          <text:p/>
        </draw:line>
        <draw:line draw:style-name="gr2" draw:layer="layout" svg:x1="3.79cm" svg:y1="6.652cm" svg:x2="4.358cm" svg:y2="6.084cm">
          <text:p/>
        </draw:line>
        <draw:line draw:style-name="gr2" draw:layer="layout" svg:x1="3.966cm" svg:y1="6.617cm" svg:x2="4.322cm" svg:y2="6.261cm">
          <text:p/>
        </draw:line>
        <draw:polyline draw:style-name="gr2" draw:layer="layout" svg:width="1.719cm" svg:height="1.719cm" svg:x="6.928cm" svg:y="5.197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7.188cm" svg:y="5.457cm" svg:viewBox="0 0 1200 1200" draw:points="1200,600 1154,371 1024,176 830,45 600,0 370,45 176,176 46,371 0,600 46,829 176,1024 370,1154 600,1200 830,1154 1024,1024 1154,829 1200,600">
          <text:p/>
        </draw:polyline>
        <draw:line draw:style-name="gr2" draw:layer="layout" svg:x1="7.252cm" svg:y1="5.801cm" svg:x2="7.532cm" svg:y2="5.521cm">
          <text:p/>
        </draw:line>
        <draw:line draw:style-name="gr2" draw:layer="layout" svg:x1="7.201cm" svg:y1="5.993cm" svg:x2="7.724cm" svg:y2="5.47cm">
          <text:p/>
        </draw:line>
        <draw:line draw:style-name="gr2" draw:layer="layout" svg:x1="7.203cm" svg:y1="6.132cm" svg:x2="7.863cm" svg:y2="5.472cm">
          <text:p/>
        </draw:line>
        <draw:line draw:style-name="gr2" draw:layer="layout" svg:x1="7.227cm" svg:y1="6.251cm" svg:x2="7.982cm" svg:y2="5.496cm">
          <text:p/>
        </draw:line>
        <draw:line draw:style-name="gr2" draw:layer="layout" svg:x1="7.273cm" svg:y1="6.345cm" svg:x2="8.076cm" svg:y2="5.542cm">
          <text:p/>
        </draw:line>
        <draw:line draw:style-name="gr2" draw:layer="layout" svg:x1="7.33cm" svg:y1="6.43cm" svg:x2="8.161cm" svg:y2="5.599cm">
          <text:p/>
        </draw:line>
        <draw:line draw:style-name="gr2" draw:layer="layout" svg:x1="7.398cm" svg:y1="6.505cm" svg:x2="8.236cm" svg:y2="5.667cm">
          <text:p/>
        </draw:line>
        <draw:line draw:style-name="gr2" draw:layer="layout" svg:x1="7.482cm" svg:y1="6.561cm" svg:x2="8.292cm" svg:y2="5.751cm">
          <text:p/>
        </draw:line>
        <draw:line draw:style-name="gr2" draw:layer="layout" svg:x1="7.57cm" svg:y1="6.614cm" svg:x2="8.345cm" svg:y2="5.839cm">
          <text:p/>
        </draw:line>
        <draw:line draw:style-name="gr2" draw:layer="layout" svg:x1="7.688cm" svg:y1="6.637cm" svg:x2="8.368cm" svg:y2="5.957cm">
          <text:p/>
        </draw:line>
        <draw:line draw:style-name="gr2" draw:layer="layout" svg:x1="7.815cm" svg:y1="6.652cm" svg:x2="8.383cm" svg:y2="6.084cm">
          <text:p/>
        </draw:line>
        <draw:line draw:style-name="gr2" draw:layer="layout" svg:x1="7.992cm" svg:y1="6.617cm" svg:x2="8.348cm" svg:y2="6.261cm">
          <text:p/>
        </draw:line>
        <draw:polyline draw:style-name="gr2" draw:layer="layout" svg:width="1.719cm" svg:height="1.719cm" svg:x="10.953cm" svg:y="5.197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1.214cm" svg:y="5.457cm" svg:viewBox="0 0 1200 1200" draw:points="1200,600 1154,371 1024,176 830,45 600,0 370,45 176,176 46,371 0,600 46,829 176,1024 370,1154 600,1200 830,1154 1024,1024 1154,829 1200,600">
          <text:p/>
        </draw:polyline>
        <draw:line draw:style-name="gr3" draw:layer="layout" svg:x1="11.277cm" svg:y1="5.801cm" svg:x2="11.557cm" svg:y2="5.521cm">
          <text:p/>
        </draw:line>
        <draw:line draw:style-name="gr3" draw:layer="layout" svg:x1="11.226cm" svg:y1="5.993cm" svg:x2="11.749cm" svg:y2="5.47cm">
          <text:p/>
        </draw:line>
        <draw:line draw:style-name="gr3" draw:layer="layout" svg:x1="11.228cm" svg:y1="6.132cm" svg:x2="11.888cm" svg:y2="5.472cm">
          <text:p/>
        </draw:line>
        <draw:line draw:style-name="gr3" draw:layer="layout" svg:x1="11.252cm" svg:y1="6.251cm" svg:x2="12.007cm" svg:y2="5.496cm">
          <text:p/>
        </draw:line>
        <draw:line draw:style-name="gr3" draw:layer="layout" svg:x1="11.298cm" svg:y1="6.345cm" svg:x2="12.101cm" svg:y2="5.542cm">
          <text:p/>
        </draw:line>
        <draw:line draw:style-name="gr3" draw:layer="layout" svg:x1="11.355cm" svg:y1="6.43cm" svg:x2="12.186cm" svg:y2="5.599cm">
          <text:p/>
        </draw:line>
        <draw:line draw:style-name="gr3" draw:layer="layout" svg:x1="11.422cm" svg:y1="6.505cm" svg:x2="12.26cm" svg:y2="5.667cm">
          <text:p/>
        </draw:line>
        <draw:line draw:style-name="gr3" draw:layer="layout" svg:x1="11.507cm" svg:y1="6.561cm" svg:x2="12.317cm" svg:y2="5.751cm">
          <text:p/>
        </draw:line>
        <draw:line draw:style-name="gr3" draw:layer="layout" svg:x1="11.595cm" svg:y1="6.614cm" svg:x2="12.37cm" svg:y2="5.839cm">
          <text:p/>
        </draw:line>
        <draw:line draw:style-name="gr3" draw:layer="layout" svg:x1="11.713cm" svg:y1="6.637cm" svg:x2="12.393cm" svg:y2="5.957cm">
          <text:p/>
        </draw:line>
        <draw:line draw:style-name="gr3" draw:layer="layout" svg:x1="11.84cm" svg:y1="6.652cm" svg:x2="12.408cm" svg:y2="6.084cm">
          <text:p/>
        </draw:line>
        <draw:line draw:style-name="gr3" draw:layer="layout" svg:x1="12.016cm" svg:y1="6.617cm" svg:x2="12.372cm" svg:y2="6.261cm">
          <text:p/>
        </draw:line>
        <draw:polyline draw:style-name="gr2" draw:layer="layout" svg:width="1.719cm" svg:height="1.719cm" svg:x="2.903cm" svg:y="8.47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3.163cm" svg:y="8.739cm" svg:viewBox="0 0 1200 1200" draw:points="1200,600 1154,371 1024,176 829,46 600,0 370,46 176,176 46,371 0,600 46,829 176,1024 370,1154 600,1200 829,1154 1024,1024 1154,829 1200,600">
          <text:p/>
        </draw:polyline>
        <draw:line draw:style-name="gr4" draw:layer="layout" svg:x1="3.227cm" svg:y1="9.082cm" svg:x2="3.507cm" svg:y2="8.802cm">
          <text:p/>
        </draw:line>
        <draw:line draw:style-name="gr4" draw:layer="layout" svg:x1="3.176cm" svg:y1="9.275cm" svg:x2="3.699cm" svg:y2="8.752cm">
          <text:p/>
        </draw:line>
        <draw:line draw:style-name="gr4" draw:layer="layout" svg:x1="3.178cm" svg:y1="9.414cm" svg:x2="3.838cm" svg:y2="8.754cm">
          <text:p/>
        </draw:line>
        <draw:line draw:style-name="gr4" draw:layer="layout" svg:x1="3.202cm" svg:y1="9.532cm" svg:x2="3.957cm" svg:y2="8.777cm">
          <text:p/>
        </draw:line>
        <draw:line draw:style-name="gr4" draw:layer="layout" svg:x1="3.248cm" svg:y1="9.627cm" svg:x2="4.051cm" svg:y2="8.824cm">
          <text:p/>
        </draw:line>
        <draw:line draw:style-name="gr4" draw:layer="layout" svg:x1="3.305cm" svg:y1="9.711cm" svg:x2="4.136cm" svg:y2="8.88cm">
          <text:p/>
        </draw:line>
        <draw:line draw:style-name="gr4" draw:layer="layout" svg:x1="3.372cm" svg:y1="9.786cm" svg:x2="4.21cm" svg:y2="8.948cm">
          <text:p/>
        </draw:line>
        <draw:line draw:style-name="gr4" draw:layer="layout" svg:x1="3.457cm" svg:y1="9.842cm" svg:x2="4.267cm" svg:y2="9.032cm">
          <text:p/>
        </draw:line>
        <draw:line draw:style-name="gr4" draw:layer="layout" svg:x1="3.545cm" svg:y1="9.896cm" svg:x2="4.32cm" svg:y2="9.121cm">
          <text:p/>
        </draw:line>
        <draw:line draw:style-name="gr4" draw:layer="layout" svg:x1="3.663cm" svg:y1="9.919cm" svg:x2="4.343cm" svg:y2="9.239cm">
          <text:p/>
        </draw:line>
        <draw:line draw:style-name="gr4" draw:layer="layout" svg:x1="3.79cm" svg:y1="9.933cm" svg:x2="4.358cm" svg:y2="9.365cm">
          <text:p/>
        </draw:line>
        <draw:line draw:style-name="gr4" draw:layer="layout" svg:x1="3.966cm" svg:y1="9.898cm" svg:x2="4.322cm" svg:y2="9.542cm">
          <text:p/>
        </draw:line>
        <draw:polyline draw:style-name="gr2" draw:layer="layout" svg:width="1.719cm" svg:height="1.719cm" svg:x="6.928cm" svg:y="8.47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7.188cm" svg:y="8.739cm" svg:viewBox="0 0 1200 1200" draw:points="1200,600 1154,371 1024,176 830,46 600,0 370,46 176,176 46,371 0,600 46,829 176,1024 370,1154 600,1200 830,1154 1024,1024 1154,829 1200,600">
          <text:p/>
        </draw:polyline>
        <draw:line draw:style-name="gr3" draw:layer="layout" svg:x1="7.252cm" svg:y1="9.082cm" svg:x2="7.532cm" svg:y2="8.802cm">
          <text:p/>
        </draw:line>
        <draw:line draw:style-name="gr3" draw:layer="layout" svg:x1="7.201cm" svg:y1="9.275cm" svg:x2="7.724cm" svg:y2="8.752cm">
          <text:p/>
        </draw:line>
        <draw:line draw:style-name="gr3" draw:layer="layout" svg:x1="7.203cm" svg:y1="9.414cm" svg:x2="7.863cm" svg:y2="8.754cm">
          <text:p/>
        </draw:line>
        <draw:line draw:style-name="gr3" draw:layer="layout" svg:x1="7.227cm" svg:y1="9.532cm" svg:x2="7.982cm" svg:y2="8.777cm">
          <text:p/>
        </draw:line>
        <draw:line draw:style-name="gr3" draw:layer="layout" svg:x1="7.273cm" svg:y1="9.627cm" svg:x2="8.076cm" svg:y2="8.824cm">
          <text:p/>
        </draw:line>
        <draw:line draw:style-name="gr3" draw:layer="layout" svg:x1="7.33cm" svg:y1="9.711cm" svg:x2="8.161cm" svg:y2="8.88cm">
          <text:p/>
        </draw:line>
        <draw:line draw:style-name="gr3" draw:layer="layout" svg:x1="7.398cm" svg:y1="9.786cm" svg:x2="8.236cm" svg:y2="8.948cm">
          <text:p/>
        </draw:line>
        <draw:line draw:style-name="gr3" draw:layer="layout" svg:x1="7.482cm" svg:y1="9.842cm" svg:x2="8.292cm" svg:y2="9.032cm">
          <text:p/>
        </draw:line>
        <draw:line draw:style-name="gr3" draw:layer="layout" svg:x1="7.57cm" svg:y1="9.896cm" svg:x2="8.345cm" svg:y2="9.121cm">
          <text:p/>
        </draw:line>
        <draw:line draw:style-name="gr3" draw:layer="layout" svg:x1="7.688cm" svg:y1="9.919cm" svg:x2="8.368cm" svg:y2="9.239cm">
          <text:p/>
        </draw:line>
        <draw:line draw:style-name="gr3" draw:layer="layout" svg:x1="7.815cm" svg:y1="9.933cm" svg:x2="8.383cm" svg:y2="9.365cm">
          <text:p/>
        </draw:line>
        <draw:line draw:style-name="gr3" draw:layer="layout" svg:x1="7.992cm" svg:y1="9.898cm" svg:x2="8.348cm" svg:y2="9.542cm">
          <text:p/>
        </draw:line>
        <draw:polyline draw:style-name="gr2" draw:layer="layout" svg:width="1.719cm" svg:height="1.719cm" svg:x="10.953cm" svg:y="8.47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1.214cm" svg:y="8.739cm" svg:viewBox="0 0 1200 1200" draw:points="1200,600 1154,371 1024,176 830,46 600,0 370,46 176,176 46,371 0,600 46,829 176,1024 370,1154 600,1200 830,1154 1024,1024 1154,829 1200,600">
          <text:p/>
        </draw:polyline>
        <draw:line draw:style-name="gr5" draw:layer="layout" svg:x1="11.277cm" svg:y1="9.082cm" svg:x2="11.557cm" svg:y2="8.802cm">
          <text:p/>
        </draw:line>
        <draw:line draw:style-name="gr5" draw:layer="layout" svg:x1="11.226cm" svg:y1="9.275cm" svg:x2="11.749cm" svg:y2="8.752cm">
          <text:p/>
        </draw:line>
        <draw:line draw:style-name="gr5" draw:layer="layout" svg:x1="11.228cm" svg:y1="9.414cm" svg:x2="11.888cm" svg:y2="8.754cm">
          <text:p/>
        </draw:line>
        <draw:line draw:style-name="gr5" draw:layer="layout" svg:x1="11.252cm" svg:y1="9.532cm" svg:x2="12.007cm" svg:y2="8.777cm">
          <text:p/>
        </draw:line>
        <draw:line draw:style-name="gr5" draw:layer="layout" svg:x1="11.298cm" svg:y1="9.627cm" svg:x2="12.101cm" svg:y2="8.824cm">
          <text:p/>
        </draw:line>
        <draw:line draw:style-name="gr5" draw:layer="layout" svg:x1="11.355cm" svg:y1="9.711cm" svg:x2="12.186cm" svg:y2="8.88cm">
          <text:p/>
        </draw:line>
        <draw:line draw:style-name="gr5" draw:layer="layout" svg:x1="11.422cm" svg:y1="9.786cm" svg:x2="12.26cm" svg:y2="8.948cm">
          <text:p/>
        </draw:line>
        <draw:line draw:style-name="gr5" draw:layer="layout" svg:x1="11.507cm" svg:y1="9.842cm" svg:x2="12.317cm" svg:y2="9.032cm">
          <text:p/>
        </draw:line>
        <draw:line draw:style-name="gr5" draw:layer="layout" svg:x1="11.595cm" svg:y1="9.896cm" svg:x2="12.37cm" svg:y2="9.121cm">
          <text:p/>
        </draw:line>
        <draw:line draw:style-name="gr5" draw:layer="layout" svg:x1="11.713cm" svg:y1="9.919cm" svg:x2="12.393cm" svg:y2="9.239cm">
          <text:p/>
        </draw:line>
        <draw:line draw:style-name="gr5" draw:layer="layout" svg:x1="11.84cm" svg:y1="9.933cm" svg:x2="12.408cm" svg:y2="9.365cm">
          <text:p/>
        </draw:line>
        <draw:line draw:style-name="gr5" draw:layer="layout" svg:x1="12.016cm" svg:y1="9.898cm" svg:x2="12.372cm" svg:y2="9.542cm">
          <text:p/>
        </draw:line>
        <draw:polyline draw:style-name="gr2" draw:layer="layout" svg:width="1.719cm" svg:height="1.719cm" svg:x="14.978cm" svg:y="8.47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5.238cm" svg:y="8.739cm" svg:viewBox="0 0 1200 1200" draw:points="1200,600 1154,371 1024,176 829,46 600,0 370,46 176,176 45,371 0,600 45,829 176,1024 370,1154 600,1200 829,1154 1024,1024 1154,829 1200,600">
          <text:p/>
        </draw:polyline>
        <draw:line draw:style-name="gr6" draw:layer="layout" svg:x1="15.302cm" svg:y1="9.082cm" svg:x2="15.582cm" svg:y2="8.802cm">
          <text:p/>
        </draw:line>
        <draw:line draw:style-name="gr6" draw:layer="layout" svg:x1="15.251cm" svg:y1="9.275cm" svg:x2="15.774cm" svg:y2="8.752cm">
          <text:p/>
        </draw:line>
        <draw:line draw:style-name="gr6" draw:layer="layout" svg:x1="15.253cm" svg:y1="9.414cm" svg:x2="15.913cm" svg:y2="8.754cm">
          <text:p/>
        </draw:line>
        <draw:line draw:style-name="gr6" draw:layer="layout" svg:x1="15.277cm" svg:y1="9.532cm" svg:x2="16.032cm" svg:y2="8.777cm">
          <text:p/>
        </draw:line>
        <draw:line draw:style-name="gr6" draw:layer="layout" svg:x1="15.323cm" svg:y1="9.627cm" svg:x2="16.126cm" svg:y2="8.824cm">
          <text:p/>
        </draw:line>
        <draw:line draw:style-name="gr6" draw:layer="layout" svg:x1="15.379cm" svg:y1="9.711cm" svg:x2="16.21cm" svg:y2="8.88cm">
          <text:p/>
        </draw:line>
        <draw:line draw:style-name="gr6" draw:layer="layout" svg:x1="15.447cm" svg:y1="9.786cm" svg:x2="16.285cm" svg:y2="8.948cm">
          <text:p/>
        </draw:line>
        <draw:line draw:style-name="gr6" draw:layer="layout" svg:x1="15.532cm" svg:y1="9.842cm" svg:x2="16.342cm" svg:y2="9.032cm">
          <text:p/>
        </draw:line>
        <draw:line draw:style-name="gr6" draw:layer="layout" svg:x1="15.62cm" svg:y1="9.896cm" svg:x2="16.395cm" svg:y2="9.121cm">
          <text:p/>
        </draw:line>
        <draw:line draw:style-name="gr6" draw:layer="layout" svg:x1="15.738cm" svg:y1="9.919cm" svg:x2="16.418cm" svg:y2="9.239cm">
          <text:p/>
        </draw:line>
        <draw:line draw:style-name="gr6" draw:layer="layout" svg:x1="15.865cm" svg:y1="9.933cm" svg:x2="16.433cm" svg:y2="9.365cm">
          <text:p/>
        </draw:line>
        <draw:line draw:style-name="gr6" draw:layer="layout" svg:x1="16.041cm" svg:y1="9.898cm" svg:x2="16.398cm" svg:y2="9.542cm">
          <text:p/>
        </draw:line>
        <draw:polyline draw:style-name="gr2" draw:layer="layout" svg:width="1.719cm" svg:height="1.719cm" svg:x="14.978cm" svg:y="5.197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5.238cm" svg:y="5.457cm" svg:viewBox="0 0 1200 1200" draw:points="1200,600 1154,371 1024,176 829,45 600,0 370,45 176,176 45,371 0,600 45,829 176,1024 370,1154 600,1200 829,1154 1024,1024 1154,829 1200,600">
          <text:p/>
        </draw:polyline>
        <draw:line draw:style-name="gr6" draw:layer="layout" svg:x1="15.302cm" svg:y1="5.801cm" svg:x2="15.582cm" svg:y2="5.521cm">
          <text:p/>
        </draw:line>
        <draw:line draw:style-name="gr6" draw:layer="layout" svg:x1="15.251cm" svg:y1="5.993cm" svg:x2="15.774cm" svg:y2="5.47cm">
          <text:p/>
        </draw:line>
        <draw:line draw:style-name="gr6" draw:layer="layout" svg:x1="15.253cm" svg:y1="6.132cm" svg:x2="15.913cm" svg:y2="5.472cm">
          <text:p/>
        </draw:line>
        <draw:line draw:style-name="gr6" draw:layer="layout" svg:x1="15.277cm" svg:y1="6.251cm" svg:x2="16.032cm" svg:y2="5.496cm">
          <text:p/>
        </draw:line>
        <draw:line draw:style-name="gr6" draw:layer="layout" svg:x1="15.323cm" svg:y1="6.345cm" svg:x2="16.126cm" svg:y2="5.542cm">
          <text:p/>
        </draw:line>
        <draw:line draw:style-name="gr6" draw:layer="layout" svg:x1="15.379cm" svg:y1="6.43cm" svg:x2="16.21cm" svg:y2="5.599cm">
          <text:p/>
        </draw:line>
        <draw:line draw:style-name="gr6" draw:layer="layout" svg:x1="15.447cm" svg:y1="6.505cm" svg:x2="16.285cm" svg:y2="5.667cm">
          <text:p/>
        </draw:line>
        <draw:line draw:style-name="gr6" draw:layer="layout" svg:x1="15.532cm" svg:y1="6.561cm" svg:x2="16.342cm" svg:y2="5.751cm">
          <text:p/>
        </draw:line>
        <draw:line draw:style-name="gr6" draw:layer="layout" svg:x1="15.62cm" svg:y1="6.614cm" svg:x2="16.395cm" svg:y2="5.839cm">
          <text:p/>
        </draw:line>
        <draw:line draw:style-name="gr6" draw:layer="layout" svg:x1="15.738cm" svg:y1="6.637cm" svg:x2="16.418cm" svg:y2="5.957cm">
          <text:p/>
        </draw:line>
        <draw:line draw:style-name="gr6" draw:layer="layout" svg:x1="15.865cm" svg:y1="6.652cm" svg:x2="16.433cm" svg:y2="6.084cm">
          <text:p/>
        </draw:line>
        <draw:line draw:style-name="gr6" draw:layer="layout" svg:x1="16.041cm" svg:y1="6.617cm" svg:x2="16.398cm" svg:y2="6.261cm">
          <text:p/>
        </draw:line>
        <draw:polyline draw:style-name="gr2" draw:layer="layout" svg:width="1.719cm" svg:height="1.719cm" svg:x="14.978cm" svg:y="2.348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5.238cm" svg:y="2.608cm" svg:viewBox="0 0 1200 1200" draw:points="1200,600 1154,371 1024,176 829,46 600,0 370,46 176,176 45,371 0,600 45,829 176,1024 370,1154 600,1200 829,1154 1024,1024 1154,829 1200,600">
          <text:p/>
        </draw:polyline>
        <draw:line draw:style-name="gr6" draw:layer="layout" svg:x1="15.302cm" svg:y1="2.951cm" svg:x2="15.582cm" svg:y2="2.671cm">
          <text:p/>
        </draw:line>
        <draw:line draw:style-name="gr6" draw:layer="layout" svg:x1="15.251cm" svg:y1="3.143cm" svg:x2="15.774cm" svg:y2="2.62cm">
          <text:p/>
        </draw:line>
        <draw:line draw:style-name="gr6" draw:layer="layout" svg:x1="15.253cm" svg:y1="3.282cm" svg:x2="15.913cm" svg:y2="2.622cm">
          <text:p/>
        </draw:line>
        <draw:line draw:style-name="gr6" draw:layer="layout" svg:x1="15.277cm" svg:y1="3.401cm" svg:x2="16.032cm" svg:y2="2.646cm">
          <text:p/>
        </draw:line>
        <draw:line draw:style-name="gr6" draw:layer="layout" svg:x1="15.323cm" svg:y1="3.495cm" svg:x2="16.126cm" svg:y2="2.692cm">
          <text:p/>
        </draw:line>
        <draw:line draw:style-name="gr6" draw:layer="layout" svg:x1="15.379cm" svg:y1="3.58cm" svg:x2="16.21cm" svg:y2="2.749cm">
          <text:p/>
        </draw:line>
        <draw:line draw:style-name="gr6" draw:layer="layout" svg:x1="15.447cm" svg:y1="3.654cm" svg:x2="16.285cm" svg:y2="2.816cm">
          <text:p/>
        </draw:line>
        <draw:line draw:style-name="gr6" draw:layer="layout" svg:x1="15.532cm" svg:y1="3.711cm" svg:x2="16.342cm" svg:y2="2.901cm">
          <text:p/>
        </draw:line>
        <draw:line draw:style-name="gr6" draw:layer="layout" svg:x1="15.62cm" svg:y1="3.764cm" svg:x2="16.395cm" svg:y2="2.989cm">
          <text:p/>
        </draw:line>
        <draw:line draw:style-name="gr6" draw:layer="layout" svg:x1="15.738cm" svg:y1="3.787cm" svg:x2="16.418cm" svg:y2="3.107cm">
          <text:p/>
        </draw:line>
        <draw:line draw:style-name="gr6" draw:layer="layout" svg:x1="15.865cm" svg:y1="3.802cm" svg:x2="16.433cm" svg:y2="3.234cm">
          <text:p/>
        </draw:line>
        <draw:line draw:style-name="gr6" draw:layer="layout" svg:x1="16.041cm" svg:y1="3.767cm" svg:x2="16.398cm" svg:y2="3.411cm">
          <text:p/>
        </draw:line>
        <draw:polyline draw:style-name="gr2" draw:layer="layout" svg:width="0.239cm" svg:height="0.239cm" svg:x="3.644cm" svg:y="3.087cm" svg:viewBox="0 0 240 240" draw:points="240,120 205,35 120,0 35,35 0,120 35,205 120,240 205,205 240,120">
          <text:p/>
        </draw:polyline>
        <draw:polyline draw:style-name="gr2" draw:layer="layout" svg:width="0.239cm" svg:height="0.239cm" svg:x="7.668cm" svg:y="3.087cm" svg:viewBox="0 0 240 240" draw:points="240,120 205,35 120,0 35,35 0,120 35,205 120,240 205,205 240,120">
          <text:p/>
        </draw:polyline>
        <draw:polyline draw:style-name="gr2" draw:layer="layout" svg:width="0.239cm" svg:height="0.239cm" svg:x="11.693cm" svg:y="3.087cm" svg:viewBox="0 0 240 240" draw:points="240,120 205,35 120,0 35,35 0,120 35,205 120,240 205,205 240,120">
          <text:p/>
        </draw:polyline>
        <draw:polyline draw:style-name="gr2" draw:layer="layout" svg:width="0.239cm" svg:height="0.239cm" svg:x="15.718cm" svg:y="3.087cm" svg:viewBox="0 0 240 240" draw:points="240,120 205,35 120,0 35,35 0,120 35,205 120,240 205,205 240,120">
          <text:p/>
        </draw:polyline>
        <draw:polyline draw:style-name="gr2" draw:layer="layout" svg:width="0.239cm" svg:height="0.239cm" svg:x="3.644cm" svg:y="5.937cm" svg:viewBox="0 0 240 240" draw:points="240,120 205,35 120,0 35,35 0,120 35,205 120,240 205,205 240,120">
          <text:p/>
        </draw:polyline>
        <draw:polyline draw:style-name="gr2" draw:layer="layout" svg:width="0.239cm" svg:height="0.239cm" svg:x="7.668cm" svg:y="5.941cm" svg:viewBox="0 0 240 240" draw:points="240,120 205,35 120,0 35,35 0,120 35,205 120,240 205,205 240,120">
          <text:p/>
        </draw:polyline>
        <draw:polyline draw:style-name="gr2" draw:layer="layout" svg:width="0.239cm" svg:height="0.239cm" svg:x="11.693cm" svg:y="5.937cm" svg:viewBox="0 0 240 240" draw:points="240,120 205,35 120,0 35,35 0,120 35,205 120,240 205,205 240,120">
          <text:p/>
        </draw:polyline>
        <draw:polyline draw:style-name="gr2" draw:layer="layout" svg:width="0.239cm" svg:height="0.239cm" svg:x="15.718cm" svg:y="5.937cm" svg:viewBox="0 0 240 240" draw:points="240,120 205,35 120,0 35,35 0,120 35,205 120,240 205,205 240,120">
          <text:p/>
        </draw:polyline>
        <draw:polyline draw:style-name="gr2" draw:layer="layout" svg:width="0.239cm" svg:height="0.239cm" svg:x="3.644cm" svg:y="9.219cm" svg:viewBox="0 0 240 240" draw:points="240,120 205,35 120,0 35,35 0,120 35,205 120,240 205,205 240,120">
          <text:p/>
        </draw:polyline>
        <draw:polyline draw:style-name="gr2" draw:layer="layout" svg:width="0.239cm" svg:height="0.239cm" svg:x="7.668cm" svg:y="9.219cm" svg:viewBox="0 0 240 240" draw:points="240,120 205,35 120,0 35,35 0,120 35,205 120,240 205,205 240,120">
          <text:p/>
        </draw:polyline>
        <draw:polyline draw:style-name="gr2" draw:layer="layout" svg:width="0.239cm" svg:height="0.239cm" svg:x="11.693cm" svg:y="9.219cm" svg:viewBox="0 0 240 240" draw:points="240,120 205,35 120,0 35,35 0,120 35,205 120,240 205,205 240,120">
          <text:p/>
        </draw:polyline>
        <draw:polyline draw:style-name="gr2" draw:layer="layout" svg:width="0.239cm" svg:height="0.239cm" svg:x="15.718cm" svg:y="9.219cm" svg:viewBox="0 0 240 240" draw:points="240,120 205,35 120,0 35,35 0,120 35,205 120,240 205,205 240,120">
          <text:p/>
        </draw:polyline>
        <draw:polyline draw:style-name="gr2" draw:layer="layout" svg:width="15.589cm" svg:height="9.189cm" svg:x="2cm" svg:y="2cm" svg:viewBox="0 0 15590 9190" draw:points="0,9190 0,0 15590,0 15590,9190 0,9190">
          <text:p/>
        </draw:polyline>
        <draw:frame draw:style-name="gr7" draw:text-style-name="P2" draw:layer="layout" svg:width="1.095cm" svg:height="0.831cm" svg:x="3.209cm" svg:y="3.971cm">
          <draw:text-box>
            <text:p text:style-name="P1"><text:span text:style-name="T1">+1</text:span></text:p>
          </draw:text-box>
        </draw:frame>
        <draw:frame draw:style-name="gr7" draw:text-style-name="P2" draw:layer="layout" svg:width="1.095cm" svg:height="0.831cm" svg:x="11.259cm" svg:y="3.971cm">
          <draw:text-box>
            <text:p text:style-name="P1"><text:span text:style-name="T1">+3</text:span></text:p>
          </draw:text-box>
        </draw:frame>
        <draw:frame draw:style-name="gr7" draw:text-style-name="P2" draw:layer="layout" svg:width="1.095cm" svg:height="0.831cm" svg:x="7.234cm" svg:y="3.971cm">
          <draw:text-box>
            <text:p text:style-name="P1"><text:span text:style-name="T1">+2</text:span></text:p>
          </draw:text-box>
        </draw:frame>
        <draw:frame draw:style-name="gr7" draw:text-style-name="P2" draw:layer="layout" svg:width="1.095cm" svg:height="0.831cm" svg:x="15.284cm" svg:y="3.971cm">
          <draw:text-box>
            <text:p text:style-name="P1"><text:span text:style-name="T1">-1</text:span></text:p>
          </draw:text-box>
        </draw:frame>
        <draw:frame draw:style-name="gr7" draw:text-style-name="P2" draw:layer="layout" svg:width="1.095cm" svg:height="0.831cm" svg:x="3.209cm" svg:y="6.82cm">
          <draw:text-box>
            <text:p text:style-name="P1"><text:span text:style-name="T1">+1</text:span></text:p>
          </draw:text-box>
        </draw:frame>
        <draw:frame draw:style-name="gr7" draw:text-style-name="P2" draw:layer="layout" svg:width="1.095cm" svg:height="0.831cm" svg:x="11.259cm" svg:y="6.82cm">
          <draw:text-box>
            <text:p text:style-name="P1"><text:span text:style-name="T1">+3</text:span></text:p>
          </draw:text-box>
        </draw:frame>
        <draw:frame draw:style-name="gr7" draw:text-style-name="P2" draw:layer="layout" svg:width="1.095cm" svg:height="0.831cm" svg:x="7.234cm" svg:y="6.82cm">
          <draw:text-box>
            <text:p text:style-name="P1"><text:span text:style-name="T1">+2</text:span></text:p>
          </draw:text-box>
        </draw:frame>
        <draw:frame draw:style-name="gr7" draw:text-style-name="P2" draw:layer="layout" svg:width="1.095cm" svg:height="0.831cm" svg:x="15.284cm" svg:y="6.82cm">
          <draw:text-box>
            <text:p text:style-name="P1"><text:span text:style-name="T1">-1</text:span></text:p>
          </draw:text-box>
        </draw:frame>
        <draw:frame draw:style-name="gr8" draw:text-style-name="P2" draw:layer="layout" svg:width="3.465cm" svg:height="0.831cm" svg:x="2.085cm" svg:y="10.104cm">
          <draw:text-box>
            <text:p text:style-name="P1"><text:span text:style-name="T1">START/STOP</text:span></text:p>
          </draw:text-box>
        </draw:frame>
        <draw:frame draw:style-name="gr9" draw:text-style-name="P3" draw:layer="layout" svg:width="4.354cm" svg:height="0.831cm" svg:x="9.72cm" svg:y="10.104cm">
          <draw:text-box>
            <text:p text:style-name="P1"><text:span text:style-name="T1">PERIOD/RELAOD</text:span></text:p>
          </draw:text-box>
        </draw:frame>
        <draw:frame draw:style-name="gr10" draw:text-style-name="P2" draw:layer="layout" svg:width="1.984cm" svg:height="0.831cm" svg:x="6.835cm" svg:y="10.104cm">
          <draw:text-box>
            <text:p text:style-name="P1"><text:span text:style-name="T1">RESET</text:span></text:p>
          </draw:text-box>
        </draw:frame>
        <draw:frame draw:style-name="gr8" draw:text-style-name="P2" draw:layer="layout" svg:width="1.984cm" svg:height="0.831cm" svg:x="14.884cm" svg:y="10.104cm">
          <draw:text-box>
            <text:p text:style-name="P1"><text:span text:style-name="T1">SETUP</text:span></text:p>
          </draw:text-box>
        </draw:frame>
        <draw:frame draw:style-name="gr8" draw:text-style-name="P2" draw:layer="layout" svg:width="1.984cm" svg:height="0.831cm" svg:x="2.765cm" svg:y="7.321cm">
          <draw:text-box>
            <text:p text:style-name="P1"><text:span text:style-name="T1">MIN+1</text:span></text:p>
          </draw:text-box>
        </draw:frame>
        <draw:frame draw:style-name="gr8" draw:text-style-name="P2" draw:layer="layout" svg:width="1.984cm" svg:height="0.831cm" svg:x="10.815cm" svg:y="7.321cm">
          <draw:text-box>
            <text:p text:style-name="P1"><text:span text:style-name="T1">SEC-1</text:span></text:p>
          </draw:text-box>
        </draw:frame>
        <draw:frame draw:style-name="gr8" draw:text-style-name="P2" draw:layer="layout" svg:width="1.984cm" svg:height="0.831cm" svg:x="6.79cm" svg:y="7.321cm">
          <draw:text-box>
            <text:p text:style-name="P1"><text:span text:style-name="T1">SEC+1</text:span></text:p>
          </draw:text-box>
        </draw:frame>
        <draw:frame draw:style-name="gr8" draw:text-style-name="P2" draw:layer="layout" svg:width="1.984cm" svg:height="0.831cm" svg:x="14.84cm" svg:y="7.321cm">
          <draw:text-box>
            <text:p text:style-name="P1"><text:span text:style-name="T1">SEC+5</text:span></text:p>
          </draw:text-box>
        </draw:frame>
        <draw:frame draw:style-name="gr8" draw:text-style-name="P4" draw:layer="layout" svg:width="2.026cm" svg:height="0.831cm" svg:x="8.777cm" svg:y="1.869cm">
          <draw:text-box>
            <text:p text:style-name="P1"><text:span text:style-name="T2">HOME</text:span></text:p>
          </draw:text-box>
        </draw:frame>
        <draw:frame draw:style-name="gr8" draw:text-style-name="P4" draw:layer="layout" svg:width="2.407cm" svg:height="0.831cm" svg:x="8.587cm" svg:y="4.67cm">
          <draw:text-box>
            <text:p text:style-name="P1"><text:span text:style-name="T2">GUEST</text:span></text:p>
          </draw:text-box>
        </draw:frame>
        <draw:frame draw:style-name="gr8" draw:text-style-name="P4" draw:layer="layout" svg:width="2.407cm" svg:height="0.831cm" svg:x="8.587cm" svg:y="7.971cm">
          <draw:text-box>
            <text:p text:style-name="P1"><text:span text:style-name="T2">TIMER</text:span></text:p>
          </draw:text-box>
        </draw:frame>
        <draw:line draw:style-name="gr11" draw:text-style-name="P1" draw:layer="layout" svg:x1="8.875cm" svg:y1="2.198cm" svg:x2="2.24cm" svg:y2="2.198cm">
          <text:p/>
        </draw:line>
        <draw:line draw:style-name="gr11" draw:text-style-name="P1" draw:layer="layout" svg:x1="2.264cm" svg:y1="4.844cm" svg:x2="2.24cm" svg:y2="2.187cm">
          <text:p/>
        </draw:line>
        <draw:line draw:style-name="gr11" draw:text-style-name="P1" draw:layer="layout" svg:x1="17.177cm" svg:y1="4.833cm" svg:x2="2.261cm" svg:y2="4.833cm">
          <text:p/>
        </draw:line>
        <draw:line draw:style-name="gr11" draw:text-style-name="P1" draw:layer="layout" svg:x1="17.205cm" svg:y1="2.191cm" svg:x2="10.639cm" svg:y2="2.196cm">
          <text:p/>
        </draw:line>
        <draw:line draw:style-name="gr11" draw:text-style-name="P1" draw:layer="layout" svg:x1="17.21cm" svg:y1="4.862cm" svg:x2="17.186cm" svg:y2="2.205cm">
          <text:p/>
        </draw:line>
        <draw:line draw:style-name="gr11" draw:text-style-name="P1" draw:layer="layout" svg:x1="8.721cm" svg:y1="5.074cm" svg:x2="2.289cm" svg:y2="5.074cm">
          <text:p/>
        </draw:line>
        <draw:line draw:style-name="gr11" draw:text-style-name="P1" draw:layer="layout" svg:x1="2.296cm" svg:y1="8.02cm" svg:x2="2.292cm" svg:y2="5.054cm">
          <text:p/>
        </draw:line>
        <draw:line draw:style-name="gr11" draw:text-style-name="P1" draw:layer="layout" svg:x1="17.219cm" svg:y1="8.009cm" svg:x2="2.282cm" svg:y2="8.009cm">
          <text:p/>
        </draw:line>
        <draw:line draw:style-name="gr11" draw:text-style-name="P1" draw:layer="layout" svg:x1="17.226cm" svg:y1="5.067cm" svg:x2="10.793cm" svg:y2="5.07cm">
          <text:p/>
        </draw:line>
        <draw:line draw:style-name="gr11" draw:text-style-name="P1" draw:layer="layout" svg:x1="17.242cm" svg:y1="8.038cm" svg:x2="17.209cm" svg:y2="5.068cm">
          <text:p/>
        </draw:line>
        <draw:line draw:style-name="gr11" draw:text-style-name="P1" draw:layer="layout" svg:x1="8.707cm" svg:y1="8.349cm" svg:x2="2.282cm" svg:y2="8.349cm">
          <text:p/>
        </draw:line>
        <draw:line draw:style-name="gr11" draw:text-style-name="P1" draw:layer="layout" svg:x1="2.3cm" svg:y1="10.995cm" svg:x2="2.292cm" svg:y2="8.344cm">
          <text:p/>
        </draw:line>
        <draw:line draw:style-name="gr11" draw:text-style-name="P1" draw:layer="layout" svg:x1="17.233cm" svg:y1="10.984cm" svg:x2="2.296cm" svg:y2="10.984cm">
          <text:p/>
        </draw:line>
        <draw:line draw:style-name="gr11" draw:text-style-name="P1" draw:layer="layout" svg:x1="17.219cm" svg:y1="8.342cm" svg:x2="10.849cm" svg:y2="8.346cm">
          <text:p/>
        </draw:line>
        <draw:line draw:style-name="gr11" draw:text-style-name="P1" draw:layer="layout" svg:x1="17.246cm" svg:y1="11.013cm" svg:x2="17.223cm" svg:y2="8.3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19.59cm" fo:page-height="13.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22T23:21:42</dc:date>
    <meta:generator>LibreOffice/3.5$Linux_x86 LibreOffice_project/350m1$Build-2</meta:generator>
    <meta:editing-duration>PT47M9S</meta:editing-duration>
    <meta:editing-cycles>24</meta:editing-cycles>
    <meta:document-statistic meta:object-count="216"/>
  </office:meta>
</office:document-meta>
</file>